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eur MIPS</text:p>
      <text:p text:style-name="P2"/>
      <text:p text:style-name="P2">Les processeurs se ressemblent tous du point de vue de l'utilisateur. Ils comportent principalement une mémoires : des registres, et un jeu d'instructions.</text:p>
      <text:p text:style-name="P2"/>
      <text:p text:style-name="P2">Les différences proviennent du jeu d'instructions :</text:p>
      <text:p text:style-name="P2">-Les vieux processeurs CISC (Complex Instruction)</text:p>
      <text:p text:style-name="P2">→ Instructions de tailles variables (ex : Intel 8085</text:p>
      <text:p text:style-name="P2">-Les nouveaux processeurs RISC (Reduced Instructions)</text:p>
      <text:p text:style-name="P2">→ Instructions de tailles fixes (MIPS, SPARC).</text:p>
      <text:p text:style-name="P2"/>
      <text:p text:style-name="P2">MIPS :</text:p>
      <text:p text:style-name="P2">La mémoire : 2 sortes: La pile (allocations dynamique) et les registres.</text:p>
      <text:p text:style-name="P2">Grosse différence entre Assembleur et langages hauts niveaux : en Assembleur, pas de variable.</text:p>
      <text:p text:style-name="P2"/>
      <text:p text:style-name="P2">En MIPS on a 32 registres, organisé en familles.</text:p>
      <text:p text:style-name="P2">$zero : constante zéro.</text:p>
      <text:p text:style-name="P2">Pointeur de pile : $sp,$fp</text:p>
      <text:p text:style-name="P2">$ra : return adresse → sauver l'adresse de retour avant un saut.</text:p>
      <text:p text:style-name="P2">$t0-$t9 : Registres temporaires</text:p>
      <text:p text:style-name="P2">$v0 et $v1 : retoruner des valeurs depuis une fonction</text:p>
      <text:p text:style-name="P2">$a0 - $a3 : passage d'arguments à une fonction.</text:p>
      <text:p text:style-name="P2"/>
      <text:p text:style-name="P2">Attention :</text:p>
      <text:p text:style-name="P2">2 types d'adresses :</text:p>
      <text:p text:style-name="P2">-adresse Mémoire : par exemple pour pointer dans la pile</text:p>
      <text:p text:style-name="P2">-adresse « du code » : pour pointer sur un endroit du code(numéro de ligne).</text:p>
      <text:p text:style-name="P2"/>
      <text:p text:style-name="P2">Instructions :</text:p>
      <text:p text:style-name="P2"/>
      <text:p text:style-name="P2">La plupart des instructions suivent le modèle suivant :</text:p>
      <text:p text:style-name="P2">add r1,r2,0 qui place dans le registre r1 la valeur r2 + 0</text:p>
      <text:p text:style-name="P2"/>
      <text:p text:style-name="P2">Les 2 instruction qui interagissent avec la mémoires sont :</text:p>
      <text:p text:style-name="P2"/>
      <text:p text:style-name="P2">lw r1,n(r2) place dans r1 le mot contenu à l'adresse r2 + n</text:p>
      <text:p text:style-name="P2">sw r1,n(r2) place r1 dans le mot contenu à l'adresse r2+ n</text:p>
      <text:p text:style-name="P2"/>
      <text:p text:style-name="P2">n(r) : décalage de n mot (n octet)</text:p>
      <text:p text:style-name="P2"/>
      <text:p text:style-name="P2">Les instructions de contrôles conditionnel :</text:p>
      <text:p text:style-name="P2">-bne r,a,l : saute à l'adresse l si r!=a (branch if not equal)</text:p>
      <text:p text:style-name="P2">-jal L : qui sauve l'adresse de la prochaine ligne de code dans $ra et saute au label L</text:p>
      <text:p text:style-name="P2"/>
      <text:p text:style-name="P2"/>
      <text:p text:style-name="P2">I/O :</text:p>
      <text:p text:style-name="P2">Appels système :</text:p>
      <text:p text:style-name="P2"/>
      <text:p text:style-name="P2">print_int : 1 : imprime l'entier contenu dans $a0</text:p>
      <text:p text:style-name="P2">print_string : 4 : imprime l'entier contenu dans $a0</text:p>
      <text:p text:style-name="P2">read_int : 5 : lit un entier et le place dans $v0</text:p>
      <text:p text:style-name="P2"><text:soft-page-break/>hello.spi :</text:p>
      <text:p text:style-name="P2">1er partie du fichier : définition des constantes :</text:p>
      <text:p text:style-name="P2">.data</text:p>
      <text:p text:style-name="P2">hello : .asciiz hello\n</text:p>
      <text:p text:style-name="P2">.text</text:p>
      <text:p text:style-name="P2">.globl __start</text:p>
      <text:p text:style-name="P2"/>
      <text:p text:style-name="P2"/>
      <text:p text:style-name="P2">2eme partie du fichier : code du programme :</text:p>
      <text:p text:style-name="P2">__start :</text:p>
      <text:p text:style-name="P2"><text:tab/>li $v0,4 #load instruction du print_string</text:p>
      <text:p text:style-name="P2"><text:tab/>la $a0,hello #load du string dans a0, puis syscall qui l'affiche</text:p>
      <text:p text:style-name="P2"><text:tab/>syscall</text:p>
      <text:p text:style-name="P2"/>
      <text:p text:style-name="P2">lire un entier :</text:p>
      <text:p text:style-name="P2">li $v0,5</text:p>
      <text:p text:style-name="P2">syscall</text:p>
      <text:p text:style-name="P2">move $t0,$v0</text:p>
      <text:p text:style-name="P2"/>
      <text:p text:style-name="P2"/>
      <text:p text:style-name="P2">if,then,else :</text:p>
      <text:p text:style-name="P2"/>
      <text:p text:style-name="P2">if t1&gt;=t2 then t3=t2 else t3=t1</text:p>
      <text:p text:style-name="P2">En MIPS :</text:p>
      <text:p text:style-name="P2"/>
      <text:p text:style-name="P2">bge $t1,$t2,Then</text:p>
      <text:p text:style-name="P2">move $t3,$t2</text:p>
      <text:p text:style-name="P2">j End</text:p>
      <text:p text:style-name="P2"/>
      <text:p text:style-name="P2">Then : move $t3,$t1</text:p>
      <text:p text:style-name="P2">End :</text:p>
      <text:p text:style-name="P2"/>
      <text:p text:style-name="P2">while(t1&gt;0)</text:p>
      <text:p text:style-name="P2">{</text:p>
      <text:p text:style-name="P2"><text:tab/>t2+=t1 ;</text:p>
      <text:p text:style-name="P2"><text:tab/>t1=t1-1 ;</text:p>
      <text:p text:style-name="P2">}</text:p>
      <text:p text:style-name="P2"/>
      <text:p text:style-name="P2">while :</text:p>
      <text:p text:style-name="P2"><text:tab/>ble $t1,$0,End</text:p>
      <text:p text:style-name="P2"><text:tab/>add $t2,$t2,$t1</text:p>
      <text:p text:style-name="P2"><text:tab/>subi $t1,$1,1</text:p>
      <text:p text:style-name="P2"><text:tab/>j while</text:p>
      <text:p text:style-name="P2">End :</text:p>
      <text:p text:style-name="P2"/>
      <text:p text:style-name="P2">Fonction :</text:p>
      <text:p text:style-name="P2"/>
      <text:p text:style-name="P2">writeln qui imprime un entier</text:p>
      <text:p text:style-name="P2">writeln :</text:p>
      <text:p text:style-name="P2"><text:tab/>li $v0,1</text:p>
      <text:p text:style-name="P2"><text:tab/>syscall</text:p>
      <text:p text:style-name="P2"><text:tab/>j $ra</text:p>
      <text:p text:style-name="P2"><text:soft-page-break/>Programme complet :</text:p>
      <text:p text:style-name="P2">.data</text:p>
      <text:p text:style-name="P2">.text</text:p>
      <text:p text:style-name="P2">.globl __start</text:p>
      <text:p text:style-name="P2"/>
      <text:p text:style-name="P2">__start :</text:p>
      <text:p text:style-name="P2">li $a0,1</text:p>
      <text:p text:style-name="P2">jal _writeln</text:p>
      <text:p text:style-name="P2">li $a0,2</text:p>
      <text:p text:style-name="P2">jal writeln</text:p>
      <text:p text:style-name="P2">j Exit</text:p>
      <text:p text:style-name="P2"/>
      <text:p text:style-name="P2">writeln :</text:p>
      <text:p text:style-name="P2"><text:tab/>li $v0,$a0</text:p>
      <text:p text:style-name="P2"><text:tab/>syscall</text:p>
      <text:p text:style-name="P2"><text:tab/>j $ra</text:p>
      <text:p text:style-name="P2"/>
      <text:p text:style-name="P2"/>
      <text:p text:style-name="P2">Exit :</text:p>
      <text:p text:style-name="P2"/>
      <text:p text:style-name="P2"/>
      <text:p text:style-name="P2">Mémoire en MIPS :</text:p>
      <text:p text:style-name="P2">-Les registres du processeur</text:p>
      <text:p text:style-name="P2">-La pile : grand tableau</text:p>
      <text:p text:style-name="P2">Par convention, la pile grossit vers les adresses décroissantes.</text:p>
      <text:p text:style-name="P2"/>
      <text:p text:style-name="P2">Le registre $sp pointe vers la pile.</text:p>
      <text:p text:style-name="P2">=&gt;Pas besoin d'allouer ou de dés-allouer la mémoire. Il suffit de déplacer $sp.</text:p>
      <text:p text:style-name="P2"/>
      <text:p text:style-name="P2">Comment déplacer $sp ?</text:p>
      <text:p text:style-name="P2">Monter :</text:p>
      <text:p text:style-name="P2">Sub $sp,$sp,4</text:p>
      <text:p text:style-name="P2">add $sp,$sp,-4</text:p>
      <text:p text:style-name="P2"/>
      <text:p text:style-name="P2">Descendre :</text:p>
      <text:p text:style-name="P2">add $sp,$sp,4</text:p>
      <text:p text:style-name="P2"/>
      <text:p text:style-name="P2">Pour sauver un registre $r dans la pile :</text:p>
      <text:p text:style-name="P2">sub $sp,$sp,4 #reserve une place en pile</text:p>
      <text:p text:style-name="P2">sw $r,0($sp) #place $r à l'adresse 0+$sp</text:p>
      <text:p text:style-name="P2"/>
      <text:p text:style-name="P2">Pour restaurer un mot de la pile dans un registre $r ?</text:p>
      <text:p text:style-name="P2">lw $r,0($sp)</text:p>
      <text:p text:style-name="P2">add $sp,$sp,4</text:p>
      <text:p text:style-name="P2"/>
      <text:p text:style-name="P4">Pile et fonction :</text:p>
      <text:p text:style-name="P2"/>
      <text:p text:style-name="P2">Une fonction f souhaite appelé une fonction g. g possède des arguments, utilise des registres et possède des variables locales.</text:p>
      <text:p text:style-name="P2"/>
      <text:p text:style-name="P2"/>
      <text:p text:style-name="P2"/>
      <text:p text:style-name="P2"><text:soft-page-break/>La fonction f appelante doit effectuer :</text:p>
      <text:p text:style-name="P2">-decrémenter le pointeur de la pile : $sp=s$ - 4*(nb_arg), de façon à réserver autunt de cases que g n'a d'arguments.</text:p>
      <text:p text:style-name="P2">-Ecrire dans la pile les nb_arg arguments de la fonction g, en mettant le 1er argument à l'adresse 0($sp), le 2eme à l'adresse 4($sp) etc...</text:p>
      <text:p text:style-name="P2">-effecter le branchement vers le label de la fonction</text:p>
      <text:p text:style-name="P2">-incrémenter $sp de 4*nb_arg pour restaurer l'espace qu'elle avait pris pour les arguments.</text:p>
      <text:p text:style-name="P2"/>
      <text:p text:style-name="P2">La fonction g elle doit effectuer :</text:p>
      <text:p text:style-name="P2">-prologue :</text:p>
      <text:p text:style-name="P2"><text:tab/>-On commence par réserver une place pour stocker $ra</text:p>
      <text:p text:style-name="P2"><text:tab/>-On réserve de la place pour les variables locales (nb_var) qui seront utiliser dans g</text:p>
      <text:p text:style-name="P2"><text:tab/>-On sauvegarde $ra</text:p>
      <text:p text:style-name="P2"/>
      <text:p text:style-name="P2">$sp=$sp – 4*(nb_var +1)</text:p>
      <text:p text:style-name="P2">-sauver $ra dans la pile</text:p>
      <text:p text:style-name="P2">-Lire dans la pile les arguments que f a donné.</text:p>
      <text:p text:style-name="P2">-Corps de fonction : calcul.</text:p>
      <text:p text:style-name="P2">-Epilogue : <text:tab/>-récupérer $ra qu'on avait sauvegarder dans le prologue</text:p>
      <text:p text:style-name="P2"><text:tab/><text:tab/>-on restaure l'espace qu'on avait alloué dans la pile.</text:p>
      <text:p text:style-name="P2"><text:tab/><text:tab/>-Effectuer un branchement vers $ra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eresis </meta:initial-creator>
    <meta:creation-date>2012-03-27T15:40:06</meta:creation-date>
    <dc:date>2012-04-03T16:11:53</dc:date>
    <dc:creator>Haeresis </dc:creator>
    <meta:editing-duration>PT1H38M2S</meta:editing-duration>
    <meta:editing-cycles>53</meta:editing-cycles>
    <meta:generator>LibreOffice/3.3$Linux LibreOffice_project/330m19$Build-401</meta:generator>
    <meta:document-statistic meta:table-count="0" meta:image-count="0" meta:object-count="0" meta:page-count="4" meta:paragraph-count="128" meta:word-count="731" meta:character-count="4091"/>
  </office:meta>
</office:document-meta>
</file>